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A4000001A419ABB7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2" style:family="paragraph" style:parent-style-name="Heading_20_3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3" style:family="paragraph" style:parent-style-name="Text_20_body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4" style:family="paragraph" style:parent-style-name="Text_20_body">
      <style:paragraph-properties fo:margin-left="0in" fo:margin-right="0in" fo:text-indent="0in" style:auto-text-indent="false" fo:padding="0in" fo:border="none" style:writing-mode="lr-tb"/>
      <style:text-properties loext:padding="0in" loext:border="none"/>
    </style:style>
    <style:style style:name="P5" style:family="paragraph" style:parent-style-name="Standard">
      <style:paragraph-properties fo:margin-left="0in" fo:margin-right="0in" fo:text-indent="0in" style:auto-text-indent="false"/>
      <style:text-properties loext:padding="0in" loext:border="none"/>
    </style:style>
    <style:style style:name="P6" style:family="paragraph" style:parent-style-name="Standard">
      <style:paragraph-properties fo:margin-left="0in" fo:margin-right="0in" fo:margin-top="0in" fo:margin-bottom="0.1965in" style:contextual-spacing="false" fo:text-indent="0in" style:auto-text-indent="false"/>
      <style:text-properties loext:padding="0in" loext:border="none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loext:padding="0in" loext:border="none"/>
    </style:style>
    <style:style style:name="P8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loext:padding="0in" loext:border="none"/>
    </style:style>
    <style:style style:name="P9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10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1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12" style:family="paragraph" style:parent-style-name="Preformatted_20_Text">
      <style:paragraph-properties fo:margin-top="0in" fo:margin-bottom="0.1965in" style:contextual-spacing="false" fo:padding="0in" fo:border="none"/>
    </style:style>
    <style:style style:name="P13" style:family="paragraph" style:parent-style-name="Preformatted_20_Text">
      <style:paragraph-properties fo:padding="0in" fo:border="none"/>
    </style:style>
    <style:style style:name="P14" style:family="paragraph" style:parent-style-name="Standard">
      <style:paragraph-properties fo:margin-left="0in" fo:margin-right="0in" fo:text-indent="0in" style:auto-text-indent="false"/>
      <style:text-properties loext:padding="0in" loext:border="none"/>
    </style:style>
    <style:style style:name="P15" style:family="paragraph" style:parent-style-name="Heading_20_3" style:list-style-name="L17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16" style:family="paragraph" style:parent-style-name="Preformatted_20_Text" style:list-style-name="L19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17" style:family="paragraph" style:parent-style-name="Text_20_body" style:list-style-name="L1">
      <style:paragraph-properties fo:margin-left="0in" fo:margin-right="0in" fo:text-indent="0in" style:auto-text-indent="false" fo:padding="0.0193in" fo:border="0.51pt solid #000000"/>
      <style:text-properties loext:padding="0in" loext:border="none"/>
    </style:style>
    <style:style style:name="P18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  <style:text-properties loext:padding="0in" loext:border="none"/>
    </style:style>
    <style:style style:name="P19" style:family="paragraph" style:parent-style-name="Text_20_body" style:list-style-name="L2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20" style:family="paragraph" style:parent-style-name="Text_20_body" style:list-style-name="L3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21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 fo:padding="0in" fo:border="none"/>
      <style:text-properties loext:padding="0in" loext:border="none"/>
    </style:style>
    <style:style style:name="P22" style:family="paragraph" style:parent-style-name="Text_20_body" style:list-style-name="L4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23" style:family="paragraph" style:parent-style-name="Text_20_body" style:list-style-name="L5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24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 fo:padding="0in" fo:border="none"/>
      <style:text-properties loext:padding="0in" loext:border="none"/>
    </style:style>
    <style:style style:name="P25" style:family="paragraph" style:parent-style-name="Text_20_body" style:list-style-name="L6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26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 fo:padding="0in" fo:border="none"/>
      <style:text-properties loext:padding="0in" loext:border="none"/>
    </style:style>
    <style:style style:name="P27" style:family="paragraph" style:parent-style-name="Text_20_body" style:list-style-name="L7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28" style:family="paragraph" style:parent-style-name="Text_20_body" style:list-style-name="L8">
      <style:paragraph-properties fo:margin-left="0in" fo:margin-right="0in" fo:margin-top="0in" fo:margin-bottom="0in" style:contextual-spacing="false" fo:text-indent="0in" style:auto-text-indent="false" fo:padding="0in" fo:border="none"/>
      <style:text-properties loext:padding="0in" loext:border="none"/>
    </style:style>
    <style:style style:name="P29" style:family="paragraph" style:parent-style-name="Text_20_body" style:list-style-name="L8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30" style:family="paragraph" style:parent-style-name="Text_20_body" style:list-style-name="L9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31" style:family="paragraph" style:parent-style-name="Text_20_body" style:list-style-name="L10">
      <style:paragraph-properties fo:margin-left="0in" fo:margin-right="0in" fo:margin-top="0in" fo:margin-bottom="0in" style:contextual-spacing="false" fo:text-indent="0in" style:auto-text-indent="false" fo:padding="0in" fo:border="none"/>
      <style:text-properties loext:padding="0in" loext:border="none"/>
    </style:style>
    <style:style style:name="P32" style:family="paragraph" style:parent-style-name="Text_20_body" style:list-style-name="L10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33" style:family="paragraph" style:parent-style-name="Text_20_body" style:list-style-name="L11">
      <style:paragraph-properties fo:margin-left="0in" fo:margin-right="0in" fo:margin-top="0in" fo:margin-bottom="0in" style:contextual-spacing="false" fo:text-indent="0in" style:auto-text-indent="false" fo:padding="0in" fo:border="none"/>
      <style:text-properties loext:padding="0in" loext:border="none"/>
    </style:style>
    <style:style style:name="P34" style:family="paragraph" style:parent-style-name="Text_20_body" style:list-style-name="L11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35" style:family="paragraph" style:parent-style-name="Text_20_body" style:list-style-name="L12">
      <style:paragraph-properties fo:margin-left="0in" fo:margin-right="0in" fo:margin-top="0in" fo:margin-bottom="0in" style:contextual-spacing="false" fo:text-indent="0in" style:auto-text-indent="false" fo:padding="0in" fo:border="none"/>
      <style:text-properties loext:padding="0in" loext:border="none"/>
    </style:style>
    <style:style style:name="P36" style:family="paragraph" style:parent-style-name="Text_20_body" style:list-style-name="L12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37" style:family="paragraph" style:parent-style-name="Text_20_body" style:list-style-name="L13">
      <style:paragraph-properties fo:margin-left="0in" fo:margin-right="0in" fo:margin-top="0in" fo:margin-bottom="0in" style:contextual-spacing="false" fo:text-indent="0in" style:auto-text-indent="false" fo:padding="0in" fo:border="none"/>
      <style:text-properties loext:padding="0in" loext:border="none"/>
    </style:style>
    <style:style style:name="P38" style:family="paragraph" style:parent-style-name="Text_20_body" style:list-style-name="L13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39" style:family="paragraph" style:parent-style-name="Text_20_body" style:list-style-name="L14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40" style:family="paragraph" style:parent-style-name="Text_20_body" style:list-style-name="L15">
      <style:paragraph-properties fo:margin-left="0in" fo:margin-right="0in" fo:margin-top="0in" fo:margin-bottom="0in" style:contextual-spacing="false" fo:text-indent="0in" style:auto-text-indent="false" fo:padding="0in" fo:border="none"/>
      <style:text-properties loext:padding="0in" loext:border="none"/>
    </style:style>
    <style:style style:name="P41" style:family="paragraph" style:parent-style-name="Text_20_body" style:list-style-name="L15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42" style:family="paragraph" style:parent-style-name="Text_20_body" style:list-style-name="L16">
      <style:paragraph-properties fo:margin-left="0in" fo:margin-right="0in" fo:margin-top="0in" fo:margin-bottom="0in" style:contextual-spacing="false" fo:text-indent="0in" style:auto-text-indent="false" fo:padding="0in" fo:border="none"/>
      <style:text-properties loext:padding="0in" loext:border="none"/>
    </style:style>
    <style:style style:name="P43" style:family="paragraph" style:parent-style-name="Text_20_body" style:list-style-name="L16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44" style:family="paragraph" style:parent-style-name="Text_20_body" style:list-style-name="L18">
      <style:paragraph-properties fo:margin-left="0in" fo:margin-right="0in" fo:text-indent="0in" style:auto-text-indent="false" fo:padding="0.0193in" fo:border="0.51pt solid #000000"/>
      <style:text-properties loext:padding="0in" loext:border="none"/>
    </style:style>
    <style:style style:name="P45" style:family="paragraph" style:parent-style-name="Text_20_body" style:list-style-name="L19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46" style:family="paragraph" style:parent-style-name="Text_20_body" style:list-style-name="L19">
      <style:paragraph-properties fo:margin-left="0in" fo:margin-right="0in" fo:margin-top="0in" fo:margin-bottom="0in" style:contextual-spacing="false" fo:text-indent="0in" style:auto-text-indent="false" fo:padding="0in" fo:border="none"/>
      <style:text-properties loext:padding="0in" loext:border="none"/>
    </style:style>
    <style:style style:name="P47" style:family="paragraph" style:parent-style-name="Text_20_body" style:list-style-name="L20">
      <style:paragraph-properties fo:margin-left="0in" fo:margin-right="0in" fo:margin-top="0in" fo:margin-bottom="0in" style:contextual-spacing="false" fo:text-indent="0in" style:auto-text-indent="false" fo:padding="0in" fo:border="none"/>
      <style:text-properties loext:padding="0in" loext:border="none"/>
    </style:style>
    <style:style style:name="P48" style:family="paragraph" style:parent-style-name="Text_20_body" style:list-style-name="L20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49" style:family="paragraph" style:parent-style-name="Text_20_body" style:list-style-name="L17">
      <style:paragraph-properties fo:margin-left="0in" fo:margin-right="0in" fo:text-indent="0in" style:auto-text-indent="false" fo:padding="0in" fo:border="none"/>
    </style:style>
    <style:style style:name="P50" style:family="paragraph" style:parent-style-name="Text_20_body" style:list-style-name="L19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 text:start-value="8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 text:start-value="9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 text:start-value="10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line-break/>what step should i take to audit, optimize, and make the code for each module live </text:p>
      <text:list text:style-name="L1">
        <text:list-header>
          <text:p text:style-name="P17">Claude 3.5 Sonnet</text:p>
        </text:list-header>
      </text:list>
      <text:p text:style-name="P7">Claude 3.5 Sonnet</text:p>
      <text:p text:style-name="P3">To audit, optimize, and make the code for each module live, you should follow these steps:</text:p>
      <text:list text:style-name="L2">
        <text:list-item>
          <text:p text:style-name="P18">Code Review and Audit:</text:p>
          <text:list>
            <text:list-item>
              <text:p text:style-name="P18">Perform a thorough code review for each module.</text:p>
            </text:list-item>
            <text:list-item>
              <text:p text:style-name="P19">Use static analysis tools like Clippy for Rust code:</text:p>
            </text:list-item>
          </text:list>
        </text:list-item>
      </text:list>
      <text:p text:style-name="P9"><text:span text:style-name="Source_20_Text"><text:span text:style-name="T1">cd solana-mev-bot</text:span></text:span></text:p>
      <text:p text:style-name="P12"><text:span text:style-name="Source_20_Text"><text:span text:style-name="T1">cargo clippy -- -D warnings</text:span></text:span></text:p>
      <text:p text:style-name="P8">Copy</text:p>
      <text:p text:style-name="P7">Apply</text:p>
      <text:list text:style-name="L3">
        <text:list-item>
          <text:p text:style-name="P20">For JavaScript code, use ESLint:</text:p>
        </text:list-item>
      </text:list>
      <text:p text:style-name="P9"><text:span text:style-name="Source_20_Text"><text:span text:style-name="T1">npm install eslint --save-dev</text:span></text:span></text:p>
      <text:p text:style-name="P12"><text:span text:style-name="Source_20_Text"><text:span text:style-name="T1">npx eslint .</text:span></text:span></text:p>
      <text:p text:style-name="P8">Copy</text:p>
      <text:p text:style-name="P7">Apply</text:p>
      <text:list text:style-name="L4">
        <text:list-item>
          <text:p text:style-name="P21">Security Audit:</text:p>
          <text:list>
            <text:list-item>
              <text:p text:style-name="P22">Use cargo-audit for Rust dependencies:</text:p>
            </text:list-item>
          </text:list>
        </text:list-item>
      </text:list>
      <text:p text:style-name="P9"><text:span text:style-name="Source_20_Text"><text:span text:style-name="T1">cargo install cargo-audit</text:span></text:span></text:p>
      <text:p text:style-name="P12"><text:span text:style-name="Source_20_Text"><text:span text:style-name="T1">cargo audit</text:span></text:span></text:p>
      <text:p text:style-name="P8">Copy</text:p>
      <text:p text:style-name="P7">Apply</text:p>
      <text:list text:style-name="L5">
        <text:list-item>
          <text:p text:style-name="P23">For Node.js dependencies:</text:p>
        </text:list-item>
      </text:list>
      <text:p text:style-name="P11"><text:span text:style-name="Source_20_Text"><text:span text:style-name="T1">npm audit</text:span></text:span></text:p>
      <text:p text:style-name="P8">Copy</text:p>
      <text:p text:style-name="P7">Apply</text:p>
      <text:list text:style-name="L6">
        <text:list-item>
          <text:p text:style-name="P24">Optimization:</text:p>
          <text:list>
            <text:list-item>
              <text:p text:style-name="P25">Profile the code to identify performance bottlenecks:</text:p>
            </text:list-item>
          </text:list>
        </text:list-item>
      </text:list>
      <text:p text:style-name="P9"><text:span text:style-name="Source_20_Text"><text:span text:style-name="T1">#[cfg(feature = "profile")]</text:span></text:span></text:p>
      <text:p text:style-name="P9"><text:span text:style-name="Source_20_Text"><text:span text:style-name="T1">use cpuprofiler::PROFILER;</text:span></text:span></text:p>
      <text:p text:style-name="P13"/>
      <text:p text:style-name="P9"><text:span text:style-name="Source_20_Text"><text:span text:style-name="T1">fn main() {</text:span></text:span></text:p>
      <text:p text:style-name="P9"><text:span text:style-name="Source_20_Text"><text:span text:style-name="T1"><text:s text:c="4"/>#[cfg(feature = "profile")]</text:span></text:span></text:p>
      <text:p text:style-name="P9"><text:span text:style-name="Source_20_Text"><text:span text:style-name="T1"><text:s text:c="4"/>PROFILER.lock().unwrap().start("./my-prof.profile").unwrap();</text:span></text:span></text:p>
      <text:p text:style-name="P13"/>
      <text:p text:style-name="P9"><text:span text:style-name="Source_20_Text"><text:span text:style-name="T1"><text:s text:c="4"/>// Your main code here</text:span></text:span></text:p>
      <text:p text:style-name="P13"><text:soft-page-break/></text:p>
      <text:p text:style-name="P9"><text:span text:style-name="Source_20_Text"><text:span text:style-name="T1"><text:s text:c="4"/>#[cfg(feature = "profile")]</text:span></text:span></text:p>
      <text:p text:style-name="P9"><text:span text:style-name="Source_20_Text"><text:span text:style-name="T1"><text:s text:c="4"/>PROFILER.lock().unwrap().stop().unwrap();</text:span></text:span></text:p>
      <text:p text:style-name="P12"><text:span text:style-name="Source_20_Text"><text:span text:style-name="T1">}</text:span></text:span></text:p>
      <text:p text:style-name="P8">Copy</text:p>
      <text:p text:style-name="P8">Apply</text:p>
      <text:p text:style-name="P7">main.rs</text:p>
      <text:list text:style-name="L7">
        <text:list-item>
          <text:p text:style-name="P26">Optimize critical paths identified by profiling.</text:p>
        </text:list-item>
        <text:list-item>
          <text:p text:style-name="P27">Use Rust's release mode for better performance:</text:p>
        </text:list-item>
      </text:list>
      <text:p text:style-name="P11"><text:span text:style-name="Source_20_Text"><text:span text:style-name="T1">cargo build --release</text:span></text:span></text:p>
      <text:p text:style-name="P8">Copy</text:p>
      <text:p text:style-name="P7">Apply</text:p>
      <text:list text:style-name="L8">
        <text:list-item>
          <text:p text:style-name="P28">Testing:</text:p>
          <text:list>
            <text:list-item>
              <text:p text:style-name="P29">Ensure comprehensive unit tests for each module:</text:p>
            </text:list-item>
          </text:list>
        </text:list-item>
      </text:list>
      <text:p text:style-name="P11"><text:span text:style-name="Source_20_Text"><text:span text:style-name="T1">cargo test</text:span></text:span></text:p>
      <text:p text:style-name="P8">Copy</text:p>
      <text:p text:style-name="P7">Apply</text:p>
      <text:list text:style-name="L9">
        <text:list-item>
          <text:p text:style-name="P30">Add integration tests:</text:p>
        </text:list-item>
      </text:list>
      <text:p text:style-name="P9"><text:span text:style-name="Source_20_Text"><text:span text:style-name="T1">#[cfg(test)]</text:span></text:span></text:p>
      <text:p text:style-name="P9"><text:span text:style-name="Source_20_Text"><text:span text:style-name="T1">mod integration_tests {</text:span></text:span></text:p>
      <text:p text:style-name="P9"><text:span text:style-name="Source_20_Text"><text:span text:style-name="T1"><text:s text:c="4"/>#[test]</text:span></text:span></text:p>
      <text:p text:style-name="P9"><text:span text:style-name="Source_20_Text"><text:span text:style-name="T1"><text:s text:c="4"/>fn test_full_arbitrage_flow() {</text:span></text:span></text:p>
      <text:p text:style-name="P9"><text:span text:style-name="Source_20_Text"><text:span text:style-name="T1"><text:s text:c="8"/>// Test code here</text:span></text:span></text:p>
      <text:p text:style-name="P13"><text:span text:style-name="Source_20_Text"><text:span text:style-name="T1"><text:s text:c="4"/>}</text:span></text:span></text:p>
      <text:p text:style-name="P12"><text:span text:style-name="Source_20_Text"><text:span text:style-name="T1">}</text:span></text:span></text:p>
      <text:p text:style-name="P8">Copy</text:p>
      <text:p text:style-name="P8">Apply</text:p>
      <text:p text:style-name="P7">integration_tests.rs</text:p>
      <text:list text:style-name="L10">
        <text:list-item>
          <text:p text:style-name="P31">Documentation:</text:p>
          <text:list>
            <text:list-item>
              <text:p text:style-name="P32">Add comprehensive documentation for each module:</text:p>
            </text:list-item>
          </text:list>
        </text:list-item>
      </text:list>
      <text:p text:style-name="P9"><text:span text:style-name="Source_20_Text"><text:span text:style-name="T1">/// Executes an arbitrage opportunity</text:span></text:span></text:p>
      <text:p text:style-name="P9"><text:span text:style-name="Source_20_Text"><text:span text:style-name="T1">///</text:span></text:span></text:p>
      <text:p text:style-name="P9"><text:span text:style-name="Source_20_Text"><text:span text:style-name="T1">/// # Arguments</text:span></text:span></text:p>
      <text:p text:style-name="P9"><text:span text:style-name="Source_20_Text"><text:span text:style-name="T1">///</text:span></text:span></text:p>
      <text:p text:style-name="P9"><text:span text:style-name="Source_20_Text"><text:span text:style-name="T1">/// * `market_data` - Current market data</text:span></text:span></text:p>
      <text:p text:style-name="P9"><text:span text:style-name="Source_20_Text"><text:span text:style-name="T1">/// * `config` - Bot configuration</text:span></text:span></text:p>
      <text:p text:style-name="P9"><text:span text:style-name="Source_20_Text"><text:span text:style-name="T1">///</text:span></text:span></text:p>
      <text:p text:style-name="P9"><text:span text:style-name="Source_20_Text"><text:span text:style-name="T1">/// # Returns</text:span></text:span></text:p>
      <text:p text:style-name="P9"><text:span text:style-name="Source_20_Text"><text:span text:style-name="T1">///</text:span></text:span></text:p>
      <text:p text:style-name="P9"><text:span text:style-name="Source_20_Text"><text:span text:style-name="T1">/// * `Result&lt;ArbitrageOutcome, ArbitrageError&gt;` - The result of the arbitrage attempt</text:span></text:span></text:p>
      <text:p text:style-name="P9"><text:span text:style-name="Source_20_Text"><text:span text:style-name="T1">pub fn execute_arbitrage(market_data: &amp;MarketData, config: &amp;Config) -&gt; Result&lt;ArbitrageOutcome, ArbitrageError&gt; {</text:span></text:span></text:p>
      <text:p text:style-name="P9"><text:soft-page-break/><text:span text:style-name="Source_20_Text"><text:span text:style-name="T1"><text:s text:c="4"/>// Implementation here</text:span></text:span></text:p>
      <text:p text:style-name="P12"><text:span text:style-name="Source_20_Text"><text:span text:style-name="T1">}</text:span></text:span></text:p>
      <text:p text:style-name="P8">Copy</text:p>
      <text:p text:style-name="P8">Apply</text:p>
      <text:p text:style-name="P7">arbitrage.rs</text:p>
      <text:list text:style-name="L11">
        <text:list-item>
          <text:p text:style-name="P33">Continuous Integration:</text:p>
          <text:list>
            <text:list-item>
              <text:p text:style-name="P34">Set up CI/CD pipeline (e.g., GitHub Actions):</text:p>
            </text:list-item>
          </text:list>
        </text:list-item>
      </text:list>
      <text:p text:style-name="P9"><text:span text:style-name="Source_20_Text"><text:span text:style-name="T1">name: Rust CI</text:span></text:span></text:p>
      <text:p text:style-name="P13"/>
      <text:p text:style-name="P9"><text:span text:style-name="Source_20_Text"><text:span text:style-name="T1">on: [push, pull_request]</text:span></text:span></text:p>
      <text:p text:style-name="P13"/>
      <text:p text:style-name="P9"><text:span text:style-name="Source_20_Text"><text:span text:style-name="T1">jobs:</text:span></text:span></text:p>
      <text:p text:style-name="P9"><text:span text:style-name="Source_20_Text"><text:span text:style-name="T1"><text:s text:c="2"/>build:</text:span></text:span></text:p>
      <text:p text:style-name="P9"><text:span text:style-name="Source_20_Text"><text:span text:style-name="T1"><text:s text:c="4"/>runs-on: ubuntu-latest</text:span></text:span></text:p>
      <text:p text:style-name="P9"><text:span text:style-name="Source_20_Text"><text:span text:style-name="T1"><text:s text:c="4"/>steps:</text:span></text:span></text:p>
      <text:p text:style-name="P9"><text:span text:style-name="Source_20_Text"><text:span text:style-name="T1"><text:s text:c="4"/>- uses: actions/checkout@v2</text:span></text:span></text:p>
      <text:p text:style-name="P9"><text:span text:style-name="Source_20_Text"><text:span text:style-name="T1"><text:s text:c="4"/>- name: Build</text:span></text:span></text:p>
      <text:p text:style-name="P9"><text:span text:style-name="Source_20_Text"><text:span text:style-name="T1"><text:s text:c="6"/>run: cargo build --verbose</text:span></text:span></text:p>
      <text:p text:style-name="P9"><text:span text:style-name="Source_20_Text"><text:span text:style-name="T1"><text:s text:c="4"/>- name: Run tests</text:span></text:span></text:p>
      <text:p text:style-name="P11"><text:span text:style-name="Source_20_Text"><text:span text:style-name="T1"><text:s text:c="6"/>run: cargo test --verbose</text:span></text:span></text:p>
      <text:p text:style-name="P8">Copy</text:p>
      <text:p text:style-name="P8">Apply</text:p>
      <text:p text:style-name="P7">ci.yml</text:p>
      <text:list text:style-name="L12">
        <text:list-item>
          <text:p text:style-name="P35">Deployment:</text:p>
          <text:list>
            <text:list-item>
              <text:p text:style-name="P35">Set up a staging environment for testing.</text:p>
            </text:list-item>
            <text:list-item>
              <text:p text:style-name="P36">Create a deployment script:</text:p>
            </text:list-item>
          </text:list>
        </text:list-item>
      </text:list>
      <text:p text:style-name="P9"><text:span text:style-name="Source_20_Text"><text:span text:style-name="T1">#!/bin/bash</text:span></text:span></text:p>
      <text:p text:style-name="P13"><text:span text:style-name="Source_20_Text"><text:span text:style-name="T1">cargo build --release</text:span></text:span></text:p>
      <text:p text:style-name="P13"><text:span text:style-name="Source_20_Text"><text:span text:style-name="T1">scp target/release/solana-mev-bot user@your-server:/path/to/deployment</text:span></text:span></text:p>
      <text:p text:style-name="P11"><text:span text:style-name="Source_20_Text"><text:span text:style-name="T1">ssh user@your-server 'systemctl restart solana-mev-bot'</text:span></text:span></text:p>
      <text:p text:style-name="P8">Copy</text:p>
      <text:p text:style-name="P8">Apply</text:p>
      <text:p text:style-name="P7">deploy.sh</text:p>
      <text:list text:style-name="L13">
        <text:list-item>
          <text:p text:style-name="P37">Monitoring:</text:p>
          <text:list>
            <text:list-item>
              <text:p text:style-name="P38">Implement logging in your code:</text:p>
            </text:list-item>
          </text:list>
        </text:list-item>
      </text:list>
      <text:p text:style-name="P9"><text:span text:style-name="Source_20_Text"><text:span text:style-name="T1">use log::{info, warn, error};</text:span></text:span></text:p>
      <text:p text:style-name="P13"/>
      <text:p text:style-name="P9"><text:span text:style-name="Source_20_Text"><text:span text:style-name="T1">pub fn log_arbitrage_attempt(outcome: &amp;ArbitrageOutcome) {</text:span></text:span></text:p>
      <text:p text:style-name="P9"><text:span text:style-name="Source_20_Text"><text:span text:style-name="T1"><text:s text:c="4"/>info!("Arbitrage attempt: {:?}", outcome);</text:span></text:span></text:p>
      <text:p text:style-name="P12"><text:span text:style-name="Source_20_Text"><text:span text:style-name="T1">}</text:span></text:span></text:p>
      <text:p text:style-name="P8">Copy</text:p>
      <text:p text:style-name="P8">Apply</text:p>
      <text:p text:style-name="P7">monitoring.rs</text:p>
      <text:list text:style-name="L14">
        <text:list-item>
          <text:p text:style-name="P39"><text:soft-page-break/>Set up monitoring tools (e.g., Prometheus, Grafana) to track bot performance.</text:p>
        </text:list-item>
      </text:list>
      <text:list text:style-name="L15">
        <text:list-item>
          <text:p text:style-name="P40">Gradual Rollout:</text:p>
          <text:list>
            <text:list-item>
              <text:p text:style-name="P40">Start with small trade sizes and gradually increase as you gain confidence.</text:p>
            </text:list-item>
            <text:list-item>
              <text:p text:style-name="P41">Implement feature flags to easily enable/disable strategies:</text:p>
            </text:list-item>
          </text:list>
        </text:list-item>
      </text:list>
      <text:p text:style-name="P9"><text:span text:style-name="Source_20_Text"><text:span text:style-name="T1">let config = Config::load();</text:span></text:span></text:p>
      <text:p text:style-name="P9"><text:span text:style-name="Source_20_Text"><text:span text:style-name="T1">if config.features.arbitrage_enabled {</text:span></text:span></text:p>
      <text:p text:style-name="P9"><text:span text:style-name="Source_20_Text"><text:span text:style-name="T1"><text:s text:c="4"/>execute_arbitrage(&amp;market_data, &amp;config);</text:span></text:span></text:p>
      <text:p text:style-name="P12"><text:span text:style-name="Source_20_Text"><text:span text:style-name="T1">}</text:span></text:span></text:p>
      <text:p text:style-name="P8">Copy</text:p>
      <text:p text:style-name="P8">Apply</text:p>
      <text:p text:style-name="P7">main.rs</text:p>
      <text:list text:style-name="L16">
        <text:list-item>
          <text:p text:style-name="P42">Regular Updates:</text:p>
          <text:list>
            <text:list-item>
              <text:p text:style-name="P43">Keep dependencies updated:</text:p>
            </text:list-item>
          </text:list>
        </text:list-item>
      </text:list>
      <text:p text:style-name="P9"><text:span text:style-name="Source_20_Text"><text:span text:style-name="T1">cargo update</text:span></text:span></text:p>
      <text:p text:style-name="P12"><text:span text:style-name="Source_20_Text"><text:span text:style-name="T1">npm update</text:span></text:span></text:p>
      <text:p text:style-name="P8">Copy</text:p>
      <text:p text:style-name="P7">Apply</text:p>
      <text:p text:style-name="P11"><text:span text:style-name="Source_20_Text"><text:span text:style-name="T1">- Regularly review and update your strategies based on market conditions and performance data.</text:span></text:span></text:p>
      <text:p text:style-name="P8">Copy</text:p>
      <text:p text:style-name="P7">Apply</text:p>
      <text:p text:style-name="P3">By following these steps, you can ensure that your code is audited, optimized, and safely deployed to a live environment. Remember to always prioritize security and risk management when dealing with financial applications.</text:p>
      <text:list text:style-name="L17">
        <text:list-item>
          <text:list>
            <text:list-item>
              <text:list>
                <text:list-header>
                  <text:h text:style-name="P15" text:outline-level="3">Try again with different context</text:h>
                </text:list-header>
              </text:list>
            </text:list-item>
            <text:list-item>
              <text:p text:style-name="P49"/>
            </text:list-item>
          </text:list>
        </text:list-item>
      </text:list>
      <text:p text:style-name="P5">HistoryPrompts &amp; CommandsSettingsAccount</text:p>
      <text:p text:style-name="P5">New Chat</text:p>
      <text:section text:style-name="Sect1" text:name="radix-:r0:-content-chat">
        <text:p text:style-name="P5"><draw:frame draw:style-name="fr1" draw:name="Image1" text:anchor-type="as-char" svg:width="0.1874in" svg:height="0.1874in" draw:z-index="0"><draw:image xlink:href="Pictures/10000000000001A4000001A419ABB7BF.png" xlink:type="simple" xlink:show="embed" xlink:actuate="onLoad" draw:mime-type="image/png"/><svg:title>Avatar for brian.szeles-mjfeu</svg:title></draw:frame></text:p>
        <text:p text:style-name="P6">brian.szeles</text:p>
        <text:p text:style-name="P4">readme.md mev_bot please update the readme file with speciific instructions for setup etc. </text:p>
        <text:list text:style-name="L18">
          <text:list-header>
            <text:p text:style-name="P44">Claude 3.5 Sonnet</text:p>
          </text:list-header>
        </text:list>
        <text:h text:style-name="P2" text:outline-level="3">Context— 1 item</text:h>
        <text:p text:style-name="P7">Claude 3.5 Sonnet</text:p>
        <text:p text:style-name="P3"><text:soft-page-break/>Certainly! I'll update the readme.md file with more specific instructions for setup and usage. Here's an improved version of the readme file:</text:p>
        <text:p text:style-name="P9"><text:span text:style-name="Source_20_Text"><text:span text:style-name="T1"># Solana MEV Bot</text:span></text:span></text:p>
        <text:p text:style-name="P13"/>
        <text:p text:style-name="P13"><text:span text:style-name="Source_20_Text"><text:span text:style-name="T1">This is a high-performance MEV (Miner Extractable Value) bot for the Solana blockchain. It implements various strategies to capture value from the Solana ecosystem, including arbitrage, cross-chain arbitrage, high-frequency trading (HFT), sandwich trading, front-running, and liquidations.</text:span></text:span></text:p>
        <text:p text:style-name="P13"/>
        <text:p text:style-name="P9"><text:span text:style-name="Source_20_Text"><text:span text:style-name="T1">## Features</text:span></text:span></text:p>
        <text:p text:style-name="P13"/>
        <text:p text:style-name="P9"><text:span text:style-name="Source_20_Text"><text:span text:style-name="T1">- Arbitrage between different Solana markets</text:span></text:span></text:p>
        <text:p text:style-name="P9"><text:span text:style-name="Source_20_Text"><text:span text:style-name="T1">- Cross-chain arbitrage between Solana and Ethereum</text:span></text:span></text:p>
        <text:p text:style-name="P9"><text:span text:style-name="Source_20_Text"><text:span text:style-name="T1">- High-frequency trading on Solana DEXes</text:span></text:span></text:p>
        <text:p text:style-name="P9"><text:span text:style-name="Source_20_Text"><text:span text:style-name="T1">- Sandwich trading strategy</text:span></text:span></text:p>
        <text:p text:style-name="P9"><text:span text:style-name="Source_20_Text"><text:span text:style-name="T1">- Front-running opportunities</text:span></text:span></text:p>
        <text:p text:style-name="P9"><text:span text:style-name="Source_20_Text"><text:span text:style-name="T1">- Liquidation monitoring and execution</text:span></text:span></text:p>
        <text:p text:style-name="P9"><text:span text:style-name="Source_20_Text"><text:span text:style-name="T1">- Flash loan integration for increased capital efficiency</text:span></text:span></text:p>
        <text:p text:style-name="P9"><text:span text:style-name="Source_20_Text"><text:span text:style-name="T1">- Real-time monitoring and alerting system</text:span></text:span></text:p>
        <text:p text:style-name="P13"/>
        <text:p text:style-name="P9"><text:span text:style-name="Source_20_Text"><text:span text:style-name="T1">## Prerequisites</text:span></text:span></text:p>
        <text:p text:style-name="P13"/>
        <text:p text:style-name="P9"><text:span text:style-name="Source_20_Text"><text:span text:style-name="T1">- Rust 1.55 or later</text:span></text:span></text:p>
        <text:p text:style-name="P9"><text:span text:style-name="Source_20_Text"><text:span text:style-name="T1">- Solana CLI tools</text:span></text:span></text:p>
        <text:p text:style-name="P9"><text:span text:style-name="Source_20_Text"><text:span text:style-name="T1">- Node.js 14+ and npm 6+ (for Ethereum integration)</text:span></text:span></text:p>
        <text:p text:style-name="P9"><text:span text:style-name="Source_20_Text"><text:span text:style-name="T1">- Access to a Solana RPC node</text:span></text:span></text:p>
        <text:p text:style-name="P9"><text:span text:style-name="Source_20_Text"><text:span text:style-name="T1">- Access to an Ethereum node (for cross-chain arbitrage)</text:span></text:span></text:p>
        <text:p text:style-name="P13"/>
        <text:p text:style-name="P9"><text:span text:style-name="Source_20_Text"><text:span text:style-name="T1">## Setup</text:span></text:span></text:p>
        <text:p text:style-name="P13"/>
        <text:p text:style-name="P11"><text:span text:style-name="Source_20_Text"><text:span text:style-name="T1">1. Clone the repository:</text:span></text:span></text:p>
        <text:p text:style-name="P8">Copy</text:p>
        <text:p text:style-name="P8">Apply</text:p>
        <text:p text:style-name="P7">readme.md</text:p>
        <text:p text:style-name="P10"><text:span text:style-name="T1">git clone </text:span><text:a xlink:type="simple" xlink:href="command:_cody.vscode.open?%22https%3A%2F%2Fgithub.com%2Fyourusername%2Fsolana-mev-bot.git%22" text:style-name="Internet_20_link" text:visited-style-name="Visited_20_Internet_20_Link"><text:span text:style-name="T1">https://github.com/yourusername/solana-mev-bot.git</text:span></text:a><text:span text:style-name="T1"> cd solana-mev-bot</text:span></text:p>
        <text:p text:style-name="P9"/>
        <text:p text:style-name="P11"><text:span text:style-name="Source_20_Text"><text:span text:style-name="T1">2. Install Rust dependencies:</text:span></text:span></text:p>
        <text:p text:style-name="P8">Copy</text:p>
        <text:p text:style-name="P7">Apply</text:p>
        <text:p text:style-name="P3">cargo build --release</text:p>
        <text:p text:style-name="P9"/>
        <text:p text:style-name="P11"><text:span text:style-name="Source_20_Text"><text:span text:style-name="T1">3. Install Node.js dependencies (for Ethereum integration):</text:span></text:span></text:p>
        <text:p text:style-name="P8">Copy</text:p>
        <text:p text:style-name="P7">Apply</text:p>
        <text:p text:style-name="P3">cd ethereum npm install cd ..</text:p>
        <text:p text:style-name="P9"/>
        <text:p text:style-name="P11"><text:soft-page-break/><text:span text:style-name="Source_20_Text"><text:span text:style-name="T1">4. Set up your configuration:</text:span></text:span></text:p>
        <text:p text:style-name="P8">Copy</text:p>
        <text:p text:style-name="P7">Apply</text:p>
        <text:p text:style-name="P3">cp config/default.toml.example config/default.toml nano config/default.toml</text:p>
        <text:p text:style-name="P9"><text:span text:style-name="Source_20_Text"><text:span text:style-name="T1">Edit `config/default.toml` with your specific settings, including RPC URLs and private keys.</text:span></text:span></text:p>
        <text:p text:style-name="P13"/>
        <text:p text:style-name="P11"><text:span text:style-name="Source_20_Text"><text:span text:style-name="T1">5. Set up environment variables:</text:span></text:span></text:p>
        <text:p text:style-name="P8">Copy</text:p>
        <text:p text:style-name="P7">Apply</text:p>
        <text:p text:style-name="P10"><text:span text:style-name="T1">export SOLANA_RPC_URL="</text:span><text:a xlink:type="simple" xlink:href="command:_cody.vscode.open?%22https%3A%2F%2Fyour-solana-rpc-url.com%22" text:style-name="Internet_20_link" text:visited-style-name="Visited_20_Internet_20_Link"><text:span text:style-name="T1">https://your-solana-rpc-url.com</text:span></text:a><text:span text:style-name="T1">" export ETHEREUM_RPC_URL="</text:span><text:a xlink:type="simple" xlink:href="command:_cody.vscode.open?%22https%3A%2F%2Fyour-ethereum-rpc-url.com%22" text:style-name="Internet_20_link" text:visited-style-name="Visited_20_Internet_20_Link"><text:span text:style-name="T1">https://your-ethereum-rpc-url.com</text:span></text:a><text:span text:style-name="T1">" export PRIVATE_KEY="your_private_key_here"</text:span></text:p>
        <text:p text:style-name="P9"/>
        <text:p text:style-name="P9"><text:span text:style-name="Source_20_Text"><text:span text:style-name="T1">## Usage</text:span></text:span></text:p>
        <text:p text:style-name="P13"/>
        <text:p text:style-name="P13"><text:span text:style-name="Source_20_Text"><text:span text:style-name="T1">To run the MEV bot:</text:span></text:span></text:p>
        <text:p text:style-name="P12"/>
        <text:p text:style-name="P8">Copy</text:p>
        <text:p text:style-name="P7">Apply</text:p>
        <text:p text:style-name="P3">cargo run --release</text:p>
        <text:p text:style-name="P9"/>
        <text:p text:style-name="P13"><text:span text:style-name="Source_20_Text"><text:span text:style-name="T1">The bot will start executing the configured strategies based on the settings in your `config/default.toml` file.</text:span></text:span></text:p>
        <text:p text:style-name="P13"/>
        <text:p text:style-name="P9"><text:span text:style-name="Source_20_Text"><text:span text:style-name="T1">## Configuration</text:span></text:span></text:p>
        <text:p text:style-name="P13"/>
        <text:p text:style-name="P13"><text:span text:style-name="Source_20_Text"><text:span text:style-name="T1">The `config/default.toml` file contains all the necessary settings for the bot. Key configuration options include:</text:span></text:span></text:p>
        <text:p text:style-name="P13"/>
        <text:p text:style-name="P13"><text:span text:style-name="Source_20_Text"><text:span text:style-name="T1">- `solana_rpc_url`: Your Solana RPC URL</text:span></text:span></text:p>
        <text:p text:style-name="P13"><text:span text:style-name="Source_20_Text"><text:span text:style-name="T1">- `ethereum_rpc_url`: Your Ethereum RPC URL (for cross-chain arbitrage)</text:span></text:span></text:p>
        <text:p text:style-name="P13"><text:span text:style-name="Source_20_Text"><text:span text:style-name="T1">- `private_key`: Your wallet's private key</text:span></text:span></text:p>
        <text:p text:style-name="P13"><text:span text:style-name="Source_20_Text"><text:span text:style-name="T1">- `trading_pairs`: List of trading pairs for different strategies</text:span></text:span></text:p>
        <text:p text:style-name="P13"><text:span text:style-name="Source_20_Text"><text:span text:style-name="T1">- `profit_threshold`: Minimum profit percentage to execute a trade</text:span></text:span></text:p>
        <text:p text:style-name="P13"><text:span text:style-name="Source_20_Text"><text:span text:style-name="T1">- `slippage_tolerance`: Maximum allowed slippage for trades</text:span></text:span></text:p>
        <text:p text:style-name="P13"><text:span text:style-name="Source_20_Text"><text:span text:style-name="T1">- `flash_loan_enabled`: Enable or disable flash loan usage</text:span></text:span></text:p>
        <text:p text:style-name="P13"><text:span text:style-name="Source_20_Text"><text:span text:style-name="T1">- `monitoring_interval`: Interval for performance metric updates</text:span></text:span></text:p>
        <text:p text:style-name="P13"/>
        <text:p text:style-name="P13"><text:span text:style-name="Source_20_Text"><text:span text:style-name="T1">Example configuration:</text:span></text:span></text:p>
        <text:p text:style-name="P13"/>
        <text:p text:style-name="P13"><text:span text:style-name="Source_20_Text"><text:span text:style-name="T1">```toml</text:span></text:span></text:p>
        <text:p text:style-name="P9"><text:span text:style-name="Source_20_Text"><text:span text:style-name="T1">solana_rpc_url = "https://api.mainnet-beta.solana.com"</text:span></text:span></text:p>
        <text:p text:style-name="P9"><text:span text:style-name="Source_20_Text"><text:span text:style-name="T1">ethereum_rpc_url = "https://mainnet.infura.io/v3/YOUR-PROJECT-ID"</text:span></text:span></text:p>
        <text:p text:style-name="P9"><text:span text:style-name="Source_20_Text"><text:span text:style-name="T1">private_key = "your_private_key_here"</text:span></text:span></text:p>
        <text:p text:style-name="P13"/>
        <text:p text:style-name="P9"><text:span text:style-name="Source_20_Text"><text:span text:style-name="T1">[trading_pairs]</text:span></text:span></text:p>
        <text:p text:style-name="P9"><text:soft-page-break/><text:span text:style-name="Source_20_Text"><text:span text:style-name="T1">arbitrage = ["SOL/USDC", "RAY/USDC", "SRM/USDC"]</text:span></text:span></text:p>
        <text:p text:style-name="P9"><text:span text:style-name="Source_20_Text"><text:span text:style-name="T1">cross_chain = ["SOL/ETH", "USDC/USDT"]</text:span></text:span></text:p>
        <text:p text:style-name="P13"/>
        <text:p text:style-name="P9"><text:span text:style-name="Source_20_Text"><text:span text:style-name="T1">profit_threshold = 0.5</text:span></text:span></text:p>
        <text:p text:style-name="P9"><text:span text:style-name="Source_20_Text"><text:span text:style-name="T1">slippage_tolerance = 0.1</text:span></text:span></text:p>
        <text:p text:style-name="P9"><text:span text:style-name="Source_20_Text"><text:span text:style-name="T1">flash_loan_enabled = true</text:span></text:span></text:p>
        <text:p text:style-name="P11"><text:span text:style-name="Source_20_Text"><text:span text:style-name="T1">monitoring_interval = 60</text:span></text:span></text:p>
        <text:p text:style-name="P8">Accept</text:p>
        <text:p text:style-name="P7">Reject</text:p>
        <text:h text:style-name="P1" text:outline-level="2">Monitoring</text:h>
        <text:p text:style-name="P3">The bot includes a built-in monitoring system. To view real-time performance metrics and alerts:</text:p>
        <text:list text:style-name="L19">
          <text:list-item>
            <text:p text:style-name="P45">Start the monitoring server:</text:p>
            <text:p text:style-name="P16"><text:span text:style-name="Source_20_Text"><text:span text:style-name="T1">cargo run --bin monitor</text:span></text:span></text:p>
            <text:p text:style-name="P46">Copy</text:p>
            <text:p text:style-name="P46">Apply</text:p>
          </text:list-item>
          <text:list-item>
            <text:p text:style-name="P50"><text:span text:style-name="T1">Access the monitoring dashboard at </text:span><text:span text:style-name="Source_20_Text"><text:span text:style-name="T1">http://localhost:3000</text:span></text:span></text:p>
          </text:list-item>
        </text:list>
        <text:h text:style-name="P1" text:outline-level="2">Security Considerations</text:h>
        <text:list text:style-name="L20">
          <text:list-item>
            <text:p text:style-name="P47">Never share your private keys or config files containing sensitive information</text:p>
          </text:list-item>
          <text:list-item>
            <text:p text:style-name="P47">Use a dedicated wallet for the bot with only the necessary funds</text:p>
          </text:list-item>
          <text:list-item>
            <text:p text:style-name="P47">Regularly audit the bot's activities and performance</text:p>
          </text:list-item>
          <text:list-item>
            <text:p text:style-name="P48">Implement rate limiting and error handling to prevent API abuse</text:p>
          </text:list-item>
        </text:list>
        <text:h text:style-name="P1" text:outline-level="2">Disclaimer</text:h>
        <text:p text:style-name="P3">This MEV bot is provided as-is. Use at your own risk. The authors are not responsible for any financial losses incurred through the use of this software.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0:53:11.736604159</meta:creation-date>
    <meta:editing-duration>PT2M20S</meta:editing-duration>
    <meta:editing-cycles>2</meta:editing-cycles>
    <meta:generator>LibreOffice/24.2.6.2$Linux_X86_64 LibreOffice_project/420$Build-2</meta:generator>
    <dc:date>2024-10-24T10:55:27.280655180</dc:date>
    <meta:document-statistic meta:table-count="0" meta:image-count="1" meta:object-count="0" meta:page-count="7" meta:paragraph-count="230" meta:word-count="988" meta:character-count="7047" meta:non-whitespace-character-count="6245"/>
  </office:meta>
</office:document-meta>
</file>